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a10" officeooo:paragraph-rsid="0008fa1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fa10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8fa10" officeooo:paragraph-rsid="0008fa10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8fa10" officeooo:paragraph-rsid="0008fa10" style:font-weight-asian="bold" style:font-weight-complex="bold"/>
    </style:style>
    <style:style style:name="P5" style:family="paragraph" style:parent-style-name="Standard">
      <style:text-properties officeooo:paragraph-rsid="0008fa10"/>
    </style:style>
    <style:style style:name="P6" style:family="paragraph" style:parent-style-name="Standard">
      <style:text-properties officeooo:rsid="000a22e9" officeooo:paragraph-rsid="000a22e9"/>
    </style:style>
    <style:style style:name="P7" style:family="paragraph" style:parent-style-name="Standard">
      <style:text-properties officeooo:rsid="000b6e5e" officeooo:paragraph-rsid="000b6e5e"/>
    </style:style>
    <style:style style:name="P8" style:family="paragraph" style:parent-style-name="Standard">
      <style:text-properties fo:font-weight="normal" officeooo:rsid="0008fa10" officeooo:paragraph-rsid="0008fa10" style:font-weight-asian="normal" style:font-weight-complex="normal"/>
    </style:style>
    <style:style style:name="P9" style:family="paragraph" style:parent-style-name="Standard">
      <style:text-properties officeooo:rsid="000b6e5e" officeooo:paragraph-rsid="000b6e5e"/>
    </style:style>
    <style:style style:name="P10" style:family="paragraph" style:parent-style-name="Standard">
      <style:text-properties officeooo:rsid="000c11f8" officeooo:paragraph-rsid="000c11f8"/>
    </style:style>
    <style:style style:name="P11" style:family="paragraph" style:parent-style-name="Standard">
      <style:text-properties officeooo:rsid="000dbbfe" officeooo:paragraph-rsid="000dbbfe"/>
    </style:style>
    <style:style style:name="P12" style:family="paragraph" style:parent-style-name="Standard">
      <style:text-properties officeooo:rsid="000e49e4" officeooo:paragraph-rsid="000e49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fa1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gram Configuartion:</text:p>
      <text:p text:style-name="P2"/>
      <text:p text:style-name="P3">Create a Instagram module under integration in CRM Settings.</text:p>
      <text:p text:style-name="P3"/>
      <text:p text:style-name="P3">/modules/Instagram/Instagram.php</text:p>
      <text:p text:style-name="P3"/>
      <text:p text:style-name="P4">Add following code:</text:p>
      <text:p text:style-name="P3"/>
      <text:p text:style-name="Standard">protected function <text:span text:style-name="T1">registerSettingsLink</text:span>($moduleName) {</text:p>
      <text:p text:style-name="Standard"><text:s text:c="8"/>$adb = PearDatabase::getInstance();</text:p>
      <text:p text:style-name="Standard"/>
      <text:p text:style-name="Standard"><text:s text:c="8"/>$fieldid = $adb-&gt;getUniqueID('vtiger_settings_field');</text:p>
      <text:p text:style-name="Standard"><text:s text:c="8"/>$blockid = getSettingsBlockId('LBL_INTEGRATION');</text:p>
      <text:p text:style-name="Standard"><text:s text:c="8"/>$seq_res = $adb-&gt;pquery("SELECT max(sequence) AS max_seq FROM vtiger_settings_field WHERE blockid = ?", array($blockid));</text:p>
      <text:p text:style-name="Standard"><text:s text:c="8"/>if ($adb-&gt;num_rows($seq_res) &gt; 0) {</text:p>
      <text:p text:style-name="Standard"><text:s text:c="12"/>$cur_seq = $adb-&gt;query_result($seq_res, 0, 'max_seq');</text:p>
      <text:p text:style-name="Standard"><text:s text:c="12"/>if ($cur_seq != null)</text:p>
      <text:p text:style-name="Standard"><text:s text:c="16"/>$seq = $cur_seq + 1;</text:p>
      <text:p text:style-name="Standard"><text:s text:c="8"/>}</text:p>
      <text:p text:style-name="Standard"><text:s text:c="8"/>$result = $adb-&gt;pquery('SELECT 1 FROM vtiger_settings_field WHERE name=?', array($moduleName));</text:p>
      <text:p text:style-name="Standard"><text:s text:c="8"/>if (!$adb-&gt;num_rows($result)) {</text:p>
      <text:p text:style-name="Standard"><text:s text:c="12"/>$adb-&gt;pquery('INSERT INTO vtiger_settings_field(fieldid, blockid, name, iconpath, description, linkto, sequence)</text:p>
      <text:p text:style-name="Standard"><text:s text:c="24"/>VALUES (?,?,?,?,?,?,?)', array($fieldid, $blockid, 'Instagram', '', 'Instagram', 'index.php?parent=Settings&amp;module=Instagram&amp;view=List', $seq));</text:p>
      <text:p text:style-name="Standard"><text:s text:c="8"/>}</text:p>
      <text:p text:style-name="Standard"><text:s text:c="8"/></text:p>
      <text:p text:style-name="Standard"><text:s text:c="4"/>}</text:p>
      <text:p text:style-name="Standard"/>
      <text:p text:style-name="P1">Call <text:s/><text:span text:style-name="T1">registerSettingsLink </text:span><text:span text:style-name="T2">function in module.disabled condition as:</text:span></text:p>
      <text:p text:style-name="P8"><text:tab/></text:p>
      <text:p text:style-name="P5"><text:span text:style-name="T3"><text:tab/><text:tab/></text:span>$this-&gt;registerSettingsLink($moduleName);</text:p>
      <text:p text:style-name="P5"/>
      <text:p text:style-name="P6">Save the file, goto CRM Settings ---&gt; Modules ---&gt;Uncheck the Instagram module</text:p>
      <text:p text:style-name="P6"/>
      <text:p text:style-name="P6">It’ll create instagram function now in CRM settings, then enable the instagram module by clicking on checkbox.</text:p>
      <text:p text:style-name="P6"/>
      <text:p text:style-name="P6"/>
      <text:p text:style-name="P7">Created details, we can see in vtiger_settings_field:</text:p>
      <text:p text:style-name="P7"/>
      <text:p text:style-name="P7">fieldid ---&gt; auto increment value</text:p>
      <text:p text:style-name="P7">blockid ----&gt; under which module we need to add (6 is for Integration, we can see in vtiger_settings_block)</text:p>
      <text:p text:style-name="P7"/>
      <text:p text:style-name="P7"/>
      <text:p text:style-name="P10">Create a Instagram folder inside /modules/Settings/:</text:p>
      <text:p text:style-name="P10">Follow MVC architecture, creating models, views, actions inside Instagram folder.</text:p>
      <text:p text:style-name="P10"/>
      <text:p text:style-name="P10"/>
      <text:p text:style-name="P10"><text:soft-page-break/>In modules, Module.php -----&gt; Database (Code related to MySQL)</text:p>
      <text:p text:style-name="P10">In Actions, saveAjax.php -----&gt; onclick function of button in views</text:p>
      <text:p text:style-name="P10">In Views, List.php -----&gt; Display of fields</text:p>
      <text:p text:style-name="P10"><text:tab/> <text:s text:c="3"/>Edit.php ------&gt; Allowing to edit the configuration and save (Calling saveAjax in Actions)</text:p>
      <text:p text:style-name="P10"/>
      <text:p text:style-name="P10"/>
      <text:p text:style-name="P10"/>
      <text:p text:style-name="P10">Create a Instagram folder inside /layouts/v7/modules/Settings:</text:p>
      <text:p text:style-name="P10"/>
      <text:p text:style-name="P10">List.tpl -----&gt; (UI)Display of fields</text:p>
      <text:p text:style-name="P10">Edit.tpl ------&gt; (UI)Allowing to edit the configuration and save (Calling saveAjax in Actions)</text:p>
      <text:p text:style-name="P11">resources----&gt;index.js ---&gt; On click functions</text:p>
      <text:p text:style-name="P11"/>
      <text:p text:style-name="P11"/>
      <text:p text:style-name="P11"/>
      <text:p text:style-name="P12">On insta_webhook.php ---&gt; <text:span text:style-name="T1">getInstagramConfiguration</text:span> details from DB using that function. Apply same wherever we need fb configura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9:58:21.407850580</meta:creation-date>
    <dc:date>2022-01-10T18:45:28.331253858</dc:date>
    <meta:editing-duration>PT1H22M1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274" meta:character-count="2389" meta:non-whitespace-character-count="1997"/>
  </office:meta>
</office:document-meta>
</file>